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f2602" officeooo:paragraph-rsid="000f2602"/>
    </style:style>
    <style:style style:name="P2" style:family="paragraph" style:parent-style-name="Heading_20_1">
      <style:text-properties officeooo:rsid="0012f8b7" officeooo:paragraph-rsid="001777ce"/>
    </style:style>
    <style:style style:name="P3" style:family="paragraph" style:parent-style-name="Heading_20_2">
      <style:text-properties officeooo:rsid="0012f8b7" officeooo:paragraph-rsid="0012f8b7"/>
    </style:style>
    <style:style style:name="P4" style:family="paragraph" style:parent-style-name="Heading_20_2">
      <style:text-properties officeooo:rsid="0012f8b7" officeooo:paragraph-rsid="00140307"/>
    </style:style>
    <style:style style:name="P5" style:family="paragraph" style:parent-style-name="Heading_20_2">
      <style:text-properties officeooo:rsid="0012f8b7" officeooo:paragraph-rsid="001777ce"/>
    </style:style>
    <style:style style:name="P6" style:family="paragraph" style:parent-style-name="Standard">
      <style:text-properties style:rfc-language-tag="en-GB-oxendict" fo:language="en" fo:country="GB" officeooo:rsid="000764bf" officeooo:paragraph-rsid="000764bf"/>
    </style:style>
    <style:style style:name="P7" style:family="paragraph" style:parent-style-name="Standard">
      <style:text-properties style:rfc-language-tag="en-GB-oxendict" fo:language="en" fo:country="GB" officeooo:rsid="000764bf" officeooo:paragraph-rsid="00140307"/>
    </style:style>
    <style:style style:name="P8" style:family="paragraph" style:parent-style-name="Standard">
      <style:text-properties style:rfc-language-tag="en-GB-oxendict" fo:language="en" fo:country="GB" officeooo:rsid="000764bf" officeooo:paragraph-rsid="0017dfa1"/>
    </style:style>
    <style:style style:name="P9" style:family="paragraph" style:parent-style-name="Standard">
      <style:text-properties style:rfc-language-tag="en-GB-oxendict" fo:language="en" fo:country="GB" officeooo:rsid="000764bf" officeooo:paragraph-rsid="001ac9a4"/>
    </style:style>
    <style:style style:name="P10" style:family="paragraph" style:parent-style-name="Standard">
      <style:text-properties style:rfc-language-tag="en-GB-oxendict" fo:language="en" fo:country="GB" officeooo:rsid="000764bf" officeooo:paragraph-rsid="001c54c7"/>
    </style:style>
    <style:style style:name="P11" style:family="paragraph" style:parent-style-name="Standard">
      <style:text-properties style:rfc-language-tag="en-GB-oxendict" fo:language="en" fo:country="GB" officeooo:rsid="0008a616" officeooo:paragraph-rsid="0008a616"/>
    </style:style>
    <style:style style:name="P12" style:family="paragraph" style:parent-style-name="Standard">
      <style:text-properties style:rfc-language-tag="en-GB-oxendict" fo:language="en" fo:country="GB" officeooo:rsid="0008a616" officeooo:paragraph-rsid="001537f1"/>
    </style:style>
    <style:style style:name="P13" style:family="paragraph" style:parent-style-name="Standard">
      <style:text-properties style:rfc-language-tag="en-GB-oxendict" fo:language="en" fo:country="GB" officeooo:rsid="0009e957" officeooo:paragraph-rsid="0009e957"/>
    </style:style>
    <style:style style:name="P14" style:family="paragraph" style:parent-style-name="Standard">
      <style:text-properties style:rfc-language-tag="en-GB-oxendict" fo:language="en" fo:country="GB" officeooo:rsid="0009e957" officeooo:paragraph-rsid="00198235"/>
    </style:style>
    <style:style style:name="P15" style:family="paragraph" style:parent-style-name="Standard">
      <style:text-properties style:rfc-language-tag="en-GB-oxendict" fo:language="en" fo:country="GB" officeooo:rsid="000b3cd4" officeooo:paragraph-rsid="000b3cd4"/>
    </style:style>
    <style:style style:name="P16" style:family="paragraph" style:parent-style-name="Standard">
      <style:text-properties style:rfc-language-tag="en-GB-oxendict" fo:language="en" fo:country="GB" officeooo:rsid="000b3cd4" officeooo:paragraph-rsid="0019f109"/>
    </style:style>
    <style:style style:name="P17" style:family="paragraph" style:parent-style-name="Standard">
      <style:text-properties style:rfc-language-tag="en-GB-oxendict" fo:language="en" fo:country="GB" officeooo:rsid="000c570c" officeooo:paragraph-rsid="000c570c"/>
    </style:style>
    <style:style style:name="P18" style:family="paragraph" style:parent-style-name="Standard">
      <style:text-properties style:rfc-language-tag="en-GB-oxendict" fo:language="en" fo:country="GB" officeooo:rsid="000c570c" officeooo:paragraph-rsid="001c54c7"/>
    </style:style>
    <style:style style:name="P19" style:family="paragraph" style:parent-style-name="Standard">
      <style:text-properties style:rfc-language-tag="en-GB-oxendict" fo:language="en" fo:country="GB" officeooo:rsid="000c570c" officeooo:paragraph-rsid="001e041c"/>
    </style:style>
    <style:style style:name="P20" style:family="paragraph" style:parent-style-name="Standard">
      <style:text-properties style:rfc-language-tag="en-GB-oxendict" fo:language="en" fo:country="GB" officeooo:rsid="000d28ce" officeooo:paragraph-rsid="000d28ce"/>
    </style:style>
    <style:style style:name="P21" style:family="paragraph" style:parent-style-name="Standard">
      <style:text-properties style:rfc-language-tag="en-GB-oxendict" fo:language="en" fo:country="GB" officeooo:rsid="000d28ce" officeooo:paragraph-rsid="001e3122"/>
    </style:style>
    <style:style style:name="P22" style:family="paragraph" style:parent-style-name="Standard">
      <style:text-properties style:rfc-language-tag="en-GB-oxendict" fo:language="en" fo:country="GB" officeooo:rsid="000d70a1" officeooo:paragraph-rsid="000d70a1"/>
    </style:style>
    <style:style style:name="P23" style:family="paragraph" style:parent-style-name="Standard">
      <style:text-properties style:rfc-language-tag="en-GB-oxendict" fo:language="en" fo:country="GB" officeooo:rsid="000d70a1" officeooo:paragraph-rsid="001ee535"/>
    </style:style>
    <style:style style:name="P24" style:family="paragraph" style:parent-style-name="Standard">
      <style:text-properties style:rfc-language-tag="en-GB-oxendict" fo:language="en" fo:country="GB" officeooo:rsid="000f5f23" officeooo:paragraph-rsid="000f5f23"/>
    </style:style>
    <style:style style:name="P25" style:family="paragraph" style:parent-style-name="Standard">
      <style:text-properties style:rfc-language-tag="en-GB-oxendict" fo:language="en" fo:country="GB" officeooo:rsid="000f5f23" officeooo:paragraph-rsid="00204464"/>
    </style:style>
    <style:style style:name="P26" style:family="paragraph" style:parent-style-name="Standard">
      <style:text-properties style:rfc-language-tag="en-GB-oxendict" fo:language="en" fo:country="GB" officeooo:rsid="00105e19" officeooo:paragraph-rsid="00105e19"/>
    </style:style>
    <style:style style:name="P27" style:family="paragraph" style:parent-style-name="Standard">
      <style:text-properties style:rfc-language-tag="en-GB-oxendict" fo:language="en" fo:country="GB" officeooo:rsid="00105e19" officeooo:paragraph-rsid="00214d64"/>
    </style:style>
    <style:style style:name="P28" style:family="paragraph" style:parent-style-name="Standard">
      <style:text-properties style:rfc-language-tag="en-GB-oxendict" fo:language="en" fo:country="GB" officeooo:rsid="00105e19" officeooo:paragraph-rsid="002338ef"/>
    </style:style>
    <style:style style:name="P29" style:family="paragraph" style:parent-style-name="Standard">
      <style:text-properties style:rfc-language-tag="en-GB-oxendict" fo:language="en" fo:country="GB" officeooo:rsid="00123fab" officeooo:paragraph-rsid="00123fab"/>
    </style:style>
    <style:style style:name="P30" style:family="paragraph" style:parent-style-name="Standard">
      <style:text-properties style:rfc-language-tag="en-GB-oxendict" fo:language="en" fo:country="GB" officeooo:rsid="00123fab" officeooo:paragraph-rsid="00250466"/>
    </style:style>
    <style:style style:name="P31" style:family="paragraph" style:parent-style-name="Standard">
      <style:text-properties style:rfc-language-tag="en-GB-oxendict" fo:language="en" fo:country="GB" officeooo:rsid="00127d56" officeooo:paragraph-rsid="00127d56"/>
    </style:style>
    <style:style style:name="P32" style:family="paragraph" style:parent-style-name="Standard">
      <style:text-properties style:rfc-language-tag="en-GB-oxendict" fo:language="en" fo:country="GB" officeooo:rsid="00127d56" officeooo:paragraph-rsid="00264a35"/>
    </style:style>
    <style:style style:name="P33" style:family="paragraph" style:parent-style-name="Standard">
      <style:text-properties style:rfc-language-tag="en-GB-oxendict" fo:language="en" fo:country="GB" officeooo:rsid="0012c4be" officeooo:paragraph-rsid="0012c4be"/>
    </style:style>
    <style:style style:name="P34" style:family="paragraph" style:parent-style-name="Standard">
      <style:text-properties style:rfc-language-tag="en-GB-oxendict" fo:language="en" fo:country="GB" officeooo:rsid="0012c4be" officeooo:paragraph-rsid="00277362"/>
    </style:style>
    <style:style style:name="P35" style:family="paragraph" style:parent-style-name="Standard">
      <style:text-properties style:rfc-language-tag="en-GB-oxendict" fo:language="en" fo:country="GB" officeooo:rsid="0012c4be" officeooo:paragraph-rsid="0028d7e2"/>
    </style:style>
    <style:style style:name="T1" style:family="text">
      <style:text-properties officeooo:rsid="0008a616"/>
    </style:style>
    <style:style style:name="T2" style:family="text">
      <style:text-properties officeooo:rsid="0009e957"/>
    </style:style>
    <style:style style:name="T3" style:family="text">
      <style:text-properties officeooo:rsid="000b3cd4"/>
    </style:style>
    <style:style style:name="T4" style:family="text">
      <style:text-properties style:rfc-language-tag="en-GB-oxendict" fo:language="en" fo:country="GB" officeooo:rsid="0008a616"/>
    </style:style>
    <style:style style:name="T5" style:family="text">
      <style:text-properties officeooo:rsid="00214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Separate</text:h>
      <text:p text:style-name="P6">1. The organization was grand.</text:p>
      <text:p text:style-name="P6">2. I loved the organisation.</text:p>
      <text:p text:style-name="P6">- 2 should be red</text:p>
      <text:p text:style-name="P6"/>
      <text:p text:style-name="P11">1. I did realise</text:p>
      <text:p text:style-name="P11">2. She did not realize.</text:p>
      <text:p text:style-name="P11">- 1 should be red</text:p>
      <text:p text:style-name="P13"/>
      <text:p text:style-name="P13">1. She was ageing. Bad too.</text:p>
      <text:p text:style-name="P13">2. I was aging. Could you imagine?</text:p>
      <text:p text:style-name="P13">- 2 should be red</text:p>
      <text:p text:style-name="P13"/>
      <text:p text:style-name="P15">1. Peter analyzed the sample.</text:p>
      <text:p text:style-name="P15">2. Sophia analysed the residue.</text:p>
      <text:p text:style-name="P15">- 1 should be red</text:p>
      <text:p text:style-name="P15"/>
      <text:p text:style-name="P17">1. Her behaviour was really strange.</text:p>
      <text:p text:style-name="P17">2. What about my behavior is so weird?</text:p>
      <text:p text:style-name="P17">- 2 should be red</text:p>
      <text:p text:style-name="P17"/>
      <text:p text:style-name="P20">1. He checked the catalog.</text:p>
      <text:p text:style-name="P20">2. She saved the catalogue.</text:p>
      <text:p text:style-name="P20">- 1 should be red</text:p>
      <text:p text:style-name="P20"/>
      <text:p text:style-name="P22">1. We reached the centre.</text:p>
      <text:p text:style-name="P22">2. She had left the center.</text:p>
      <text:p text:style-name="P22">- 2 should be red</text:p>
      <text:p text:style-name="P22"/>
      <text:p text:style-name="P24">1. My defense was raised.</text:p>
      <text:p text:style-name="P24">2. Your defence was down.</text:p>
      <text:p text:style-name="P24">- 1 should be red</text:p>
      <text:p text:style-name="P24"/>
      <text:p text:style-name="P26">1. I had my licence ready.</text:p>
      <text:p text:style-name="P26">2. I was not licensed for it.</text:p>
      <text:p text:style-name="P26">3. She wasn’t licenced.</text:p>
      <text:p text:style-name="P26">- 3 should be red</text:p>
      <text:p text:style-name="P26"/>
      <text:p text:style-name="P29">1. The disk was inserted.</text:p>
      <text:p text:style-name="P29">2. The disque was ready.</text:p>
      <text:p text:style-name="P29">3. The disc of stone stood still.</text:p>
      <text:p text:style-name="P29">- 2 should be red</text:p>
      <text:p text:style-name="P29"/>
      <text:p text:style-name="P31">1. The programme was finally on.</text:p>
      <text:p text:style-name="P31">2. She wrote the program fast.</text:p>
      <text:p text:style-name="P31">- Neither should be red</text:p>
      <text:p text:style-name="P31"/>
      <text:p text:style-name="P33"><text:soft-page-break/>1. The traveler walked all the way.</text:p>
      <text:p text:style-name="P33">2. And where are you from, traveller?</text:p>
      <text:p text:style-name="P33">- 1 should be red</text:p>
      <text:h text:style-name="P2" text:outline-level="1">All together<text:span text:style-name="T4"/></text:h>
      <text:h text:style-name="P5" text:outline-level="2">Correct</text:h>
      <text:p text:style-name="P8">The organization was grand.</text:p>
      <text:p text:style-name="P9"><text:span text:style-name="T1">She did not realize.</text:span></text:p>
      <text:p text:style-name="P10"><text:span text:style-name="T2">She was ageing. Bad too.</text:span></text:p>
      <text:p text:style-name="P10"><text:span text:style-name="T3">Sophia analysed the residue.</text:span></text:p>
      <text:p text:style-name="P18">Her behaviour was really strange.</text:p>
      <text:p text:style-name="P21">She saved the catalogue.</text:p>
      <text:p text:style-name="P23">We reached the centre.</text:p>
      <text:p text:style-name="P25">Your defence was down.</text:p>
      <text:p text:style-name="P27">I had my licence ready.</text:p>
      <text:p text:style-name="P27">I was not licensed for it.</text:p>
      <text:p text:style-name="P30">The disk was inserted.</text:p>
      <text:p text:style-name="P30">The disc of stone stood still.</text:p>
      <text:p text:style-name="P32">The programme was finally on.</text:p>
      <text:p text:style-name="P32">She wrote the program fast.</text:p>
      <text:p text:style-name="P35">And where are you from, traveller?</text:p>
      <text:h text:style-name="P4" text:outline-level="2">Incorrect</text:h>
      <text:p text:style-name="P7">I loved the organisation.</text:p>
      <text:p text:style-name="P12">I did realise.</text:p>
      <text:p text:style-name="P14">I was aging. Could you imagine?</text:p>
      <text:p text:style-name="P16">Peter analyzed the sample.</text:p>
      <text:p text:style-name="P19">What about my behavior is so weird?</text:p>
      <text:p text:style-name="P21">He checked the catalog.</text:p>
      <text:p text:style-name="P23">She had left the center.</text:p>
      <text:p text:style-name="P25">My defense was raised.</text:p>
      <text:p text:style-name="P28">She wasn’t licenced.</text:p>
      <text:p text:style-name="P30">The disque was ready.</text:p>
      <text:p text:style-name="P34">The traveler walked all the wa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05:40:38.885000000</meta:creation-date>
    <dc:date>2023-04-24T05:56:41.060000000</dc:date>
    <meta:editing-duration>PT15M43S</meta:editing-duration>
    <meta:editing-cycles>40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8" meta:word-count="333" meta:character-count="1651" meta:non-whitespace-character-count="1386"/>
  </office:meta>
</office:document-meta>
</file>